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995cm" style:rel-column-width="2265*"/>
    </style:style>
    <style:style style:name="Table1.B" style:family="table-column">
      <style:table-column-properties style:column-width="15.005cm" style:rel-column-width="8507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text-properties style:font-name="Times New Roman" fo:language="ru" fo:country="RU"/>
    </style:style>
    <style:style style:name="P5" style:family="paragraph" style:parent-style-name="Text_20_body">
      <style:paragraph-properties fo:text-align="start" style:justify-single-word="false"/>
      <style:text-properties style:font-name="Times New Roman" fo:language="ru" fo:country="RU"/>
    </style:style>
    <style:style style:name="P6" style:family="paragraph" style:parent-style-name="Text_20_body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7" style:family="paragraph" style:parent-style-name="Text_20_body">
      <style:text-properties fo:language="ru" fo:country="RU"/>
    </style:style>
    <style:style style:name="P8" style:family="paragraph" style:parent-style-name="Text_20_body">
      <style:paragraph-properties fo:text-align="center" style:justify-single-word="false"/>
      <style:text-properties fo:language="ru" fo:country="RU"/>
    </style:style>
    <style:style style:name="P9" style:family="paragraph" style:parent-style-name="Heading_20_1">
      <style:text-properties fo:language="ru" fo:country="RU"/>
    </style:style>
    <style:style style:name="P10" style:family="paragraph" style:parent-style-name="Text_20_body" style:list-style-name="L1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85cm" draw:z-index="0"><draw:image xlink:href="../images/0148.png" xlink:type="simple" xlink:show="embed" xlink:actuate="onLoad"/></draw:frame></text:p>
          </table:table-cell>
          <table:table-cell table:style-name="Table1.B1" office:value-type="string">
            <text:h text:style-name="P9" text:outline-level="1">Транспонирование матрицы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4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3.521cm" svg:height="1.769cm" draw:z-index="1"><draw:image xlink:href="../images/0148s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7"><text:span text:style-name="T1">Блок реализует процедуру транспонирования </text:span><text:span text:style-name="T2">квадратной</text:span><text:span text:style-name="T1"> матрицы:</text:span></text:p>
            <text:p text:style-name="P8"><text:span text:style-name="T1"><draw:frame draw:style-name="fr3" draw:name="Объект3" text:anchor-type="as-char" svg:width="11.428cm" svg:height="2.745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">,</text:span></text:p>
            <text:p text:style-name="P5"><text:span text:style-name="T1">где</text:span><text:span text:style-name="T1"><draw:frame draw:style-name="fr3" draw:name="Объект4" text:anchor-type="as-char" svg:width="0.55cm" svg:height="0.549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5">–</text:span><text:span text:style-name="T1"> матрица коэффициентов;</text:span><text:span text:style-name="T1"><draw:frame draw:style-name="fr3" draw:name="Объект8" text:anchor-type="as-char" svg:width="1.087cm" svg:height="0.564cm" draw:z-index="4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5">– вектор на выходе блока.</text:span></text:p>
            <text:p text:style-name="P6">Блок имеет <text:span text:style-name="T3">один векторизованный</text:span> <text:s/>входной порт для ввода матрицы А, представляемой в виде <text:span text:style-name="T3">вектора коэффициентов</text:span> при распаковке матрицы <text:span text:style-name="T3">по строкам</text:span>.</text:p>
            <text:p text:style-name="P6">Блок имеет <text:span text:style-name="T3">один векторный</text:span> выходной порт, предназначенный для вывода результата транспонирования, представляемого в виде <text:span text:style-name="T3">вектора коэффициентов</text:span> при распаковке транспонированной матрицы <text:span text:style-name="T3">по строкам</text:span>.</text:p>
            <text:p text:style-name="P6">Размерности векторных сигналов на <text:span text:style-name="T3">входном</text:span> и на <text:span text:style-name="T3">выходном</text:span> портах – <text:span text:style-name="T3">одинаковы</text:span>. </text:p>
            <text:p text:style-name="P6"><text:span text:style-name="T4">Свойства</text:span>:</text:p>
            <text:list xml:id="list2063941999617689006" text:style-name="L1">
              <text:list-item>
                <text:p text:style-name="P10">Размерность матрицы <text:span text:style-name="T6">– </text:span>натуральное число<draw:frame draw:style-name="fr3" draw:name="Object1" text:anchor-type="as-char" svg:width="0.469cm" svg:height="0.549cm" draw:z-index="5"><draw:object xlink:href="./Object 3" xlink:type="simple" xlink:show="embed" xlink:actuate="onLoad"/><draw:image xlink:href="./ObjectReplacements/Object 3" xlink:type="simple" xlink:show="embed" xlink:actuate="onLoad"/><svg:desc>formula</svg:desc></draw:frame>, равное количеству строк (или столбцов) матрицы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Транспонирование матрицы</dc:title>
    <dc:date>2014-12-01T12:27:38.46</dc:date>
    <meta:generator>OpenOffice/4.1.1$Win32 OpenOffice.org_project/411m6$Build-9775</meta:generator>
    <meta:editing-duration>PT5H20M42S</meta:editing-duration>
    <meta:editing-cycles>105</meta:editing-cycles>
    <meta:document-statistic meta:table-count="1" meta:image-count="2" meta:object-count="4" meta:page-count="1" meta:paragraph-count="14" meta:word-count="92" meta:character-count="690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  <mrow>
        <mi/>
        <mo stretchy="false">=</mo>
        <mi/>
      </mrow>
      <msup>
        <mi>A</mi>
        <mi>T</mi>
      </msup>
      <mrow>
        <mi/>
        <mo stretchy="false">=</mo>
        <mi/>
      </mrow>
      <msup>
        <mfenced open="[" close="]">
          <mrow>
            <mtable>
              <mtr>
                <mtd>
                  <mrow>
                    <msub>
                      <mi>a</mi>
                      <mn>11</mn>
                    </msub>
                    <mi/>
                    <msub>
                      <mi>a</mi>
                      <mn>12</mn>
                    </msub>
                    <mi/>
                    <mn>...</mn>
                    <mi/>
                    <msub>
                      <mi>a</mi>
                      <mn>1n</mn>
                    </msub>
                  </mrow>
                </mtd>
              </mtr>
              <mtr>
                <mtd>
                  <mrow>
                    <msub>
                      <mi>a</mi>
                      <mn>21</mn>
                    </msub>
                    <mi/>
                    <msub>
                      <mi>a</mi>
                      <mn>22</mn>
                    </msub>
                    <mi/>
                    <mn>...</mn>
                    <mi/>
                    <msub>
                      <mi>a</mi>
                      <mn>2n</mn>
                    </msub>
                  </mrow>
                </mtd>
              </mtr>
              <mtr>
                <mtd>
                  <mrow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</mrow>
                </mtd>
              </mtr>
              <mtr>
                <mtd>
                  <mrow>
                    <msub>
                      <mi>a</mi>
                      <mi mathvariant="italic">n1</mi>
                    </msub>
                    <mi/>
                    <msub>
                      <mi>a</mi>
                      <mi mathvariant="italic">n2</mi>
                    </msub>
                    <mi/>
                    <mn>...</mn>
                    <mi/>
                    <msub>
                      <mi>a</mi>
                      <mi mathvariant="italic">nn</mi>
                    </msub>
                  </mrow>
                </mtd>
              </mtr>
            </mtable>
          </mrow>
        </mfenced>
        <mi>T</mi>
      </msup>
      <mrow>
        <mi/>
        <mo stretchy="false">=</mo>
        <mi/>
      </mrow>
      <mfenced open="[" close="]">
        <mrow>
          <mtable>
            <mtr>
              <mtd>
                <mrow>
                  <msub>
                    <mi>a</mi>
                    <mn>11</mn>
                  </msub>
                  <mi/>
                  <msub>
                    <mi>a</mi>
                    <mn>21</mn>
                  </msub>
                  <mi/>
                  <mn>...</mn>
                  <mi/>
                  <msub>
                    <mi>a</mi>
                    <mi mathvariant="italic">n1</mi>
                  </msub>
                </mrow>
              </mtd>
            </mtr>
            <mtr>
              <mtd>
                <mrow>
                  <msub>
                    <mi>a</mi>
                    <mn>12</mn>
                  </msub>
                  <mi/>
                  <msub>
                    <mi>a</mi>
                    <mn>22</mn>
                  </msub>
                  <mi/>
                  <mn>...</mn>
                  <mi/>
                  <msub>
                    <mi>a</mi>
                    <mi mathvariant="italic">n2</mi>
                  </msub>
                </mrow>
              </mtd>
            </mtr>
            <mtr>
              <mtd>
                <mrow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</mrow>
              </mtd>
            </mtr>
            <mtr>
              <mtd>
                <mrow>
                  <msub>
                    <mi>a</mi>
                    <mn>1n</mn>
                  </msub>
                  <mi/>
                  <msub>
                    <mi>a</mi>
                    <mn>2n</mn>
                  </msub>
                  <mi/>
                  <mn>...</mn>
                  <mi/>
                  <msub>
                    <mi>a</mi>
                    <mi mathvariant="italic">nn</mi>
                  </msub>
                </mrow>
              </mtd>
            </mtr>
          </mtable>
        </mrow>
      </mfenced>
    </mrow>
    <annotation encoding="StarMath 5.0">y(t)
~=~
A^T
~=~
left [ stack{
alignl a_11~ a_12 ~...~ a_1n #
alignl a_21~ a_22 ~...~ a_2n #
alignl . . . . . . . . . . . . . . . . . . #
alignl a_n1~ a_n2 ~...~ a_nn
}
right ]^T
~=~
left [ stack{
alignl a_11~ a_21 ~...~ a_n1 #
alignl a_12~ a_22 ~...~ a_n2 #
alignl . . . . . . . . . . . . . . . . . . #
alignl a_1n~ a_2n ~...~ a_nn
}
right ]
</annotation>
  </semantics>
</math>
</file>

<file path=Object 2/content.xml><?xml version="1.0" encoding="utf-8"?>
<math xmlns="http://www.w3.org/1998/Math/MathML">
  <semantics>
    <mrow>
      <mi>A</mi>
    </mrow>
    <annotation encoding="StarMath 5.0">A</annotation>
  </semantics>
</math>
</file>

<file path=Object 3/content.xml><?xml version="1.0" encoding="utf-8"?>
<math xmlns="http://www.w3.org/1998/Math/MathML">
  <semantics>
    <mrow>
      <mi>n</mi>
    </mrow>
    <annotation encoding="StarMath 5.0">n</annotation>
  </semantics>
</math>
</file>

<file path=Object 8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